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6cm"/>
    </style:style>
    <style:style style:name="co2" style:family="table-column">
      <style:table-column-properties fo:break-before="auto" style:column-width="14.4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81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11pt" fo:font-style="normal" style:font-size-asian="11pt" style:font-style-asian="normal" style:font-size-complex="11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. El aluvión de Huaraz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El día trece de diciembre de 1941 temprano en la mañana, cuando el sol todavía estaba pintando los nevados, oímos un ruido, como el ruido de muchos aviones.</text:p>
          </table:table-cell>
          <table:table-cell table:style-name="ce5" office:value-type="string" calcext:value-type="string">
            <text:p>Trese disyembre de 1941 hunaqmi quya-quyalla rahukunata tsayraq inti pintaraykaamuptinmi, qapariqta wiyayarqaa imayka atska abyon waqaqtan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Y en Huaraz mientras no sentían nada, la gente rica seguía durmiendo.</text:p>
          </table:table-cell>
          <table:table-cell table:style-name="ce5" office:value-type="string" calcext:value-type="string">
            <text:p>I Waraschawqa mana ni imata maakushpa, riku nunakunaqa hawka punupakuykaayaa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ese mes había bastante lluvia.</text:p>
          </table:table-cell>
          <table:table-cell table:style-name="ce5" office:value-type="string" calcext:value-type="string">
            <text:p>I tsay killa allaapam tamyakuna kayku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o tenía entonces diez años.</text:p>
          </table:table-cell>
          <table:table-cell table:style-name="ce5" office:value-type="string" calcext:value-type="string">
            <text:p>Nuqa karqaa tsaypin chunka watayuqnam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Mientras yo estaba en mi casa (en Chontayoc), oímos las mujeres gritando.</text:p>
          </table:table-cell>
          <table:table-cell table:style-name="ce5" office:value-type="string" calcext:value-type="string">
            <text:p>Wayiichaw kaykaptiimi, wiyarqaa warmikuna qapariqt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Entonces yo corrí a la escuela y el maestro, asustado, me dijo, "¿Qué será el ruído? A ver, corre a ese cerro."</text:p>
          </table:table-cell>
          <table:table-cell table:style-name="ce5" office:value-type="string" calcext:value-type="string">
            <text:p>Tsaynam nuqaqa ayqirqaa eskwelamanna i tsayman maestrupis mantsakashqa nimarqan, "Imachi waqan? Maa, koriy taqay hirkata."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 ese cerro estaba mucha gente.</text:p>
          </table:table-cell>
          <table:table-cell table:style-name="ce5" office:value-type="string" calcext:value-type="string">
            <text:p>Tsay hirkachawnam kayaanaq atskaq nunakun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taban mirando.</text:p>
          </table:table-cell>
          <table:table-cell table:style-name="ce5" office:value-type="string" calcext:value-type="string">
            <text:p>Rikaykaayaa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yo también miraba abajo.</text:p>
          </table:table-cell>
          <table:table-cell table:style-name="ce5" office:value-type="string" calcext:value-type="string">
            <text:p>I nuqapis qawarpurqa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 pie de Secsecpampa, bastante agua turbia estaba dando la vuelta.</text:p>
          </table:table-cell>
          <table:table-cell table:style-name="ce5" office:value-type="string" calcext:value-type="string">
            <text:p>Siqsiqpampa chakintana tumaramunaq atska putka yak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Mientras la gente miraba, tumbó árboles y se los llevó.</text:p>
          </table:table-cell>
          <table:table-cell table:style-name="ce5" office:value-type="string" calcext:value-type="string">
            <text:p>Rikaaraykaayaptin qirukunatapis siqirkuryan apakamu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después, llegó a la casa de los Solís, recién terminada.</text:p>
          </table:table-cell>
          <table:table-cell table:style-name="ce5" office:value-type="string" calcext:value-type="string">
            <text:p>I despwesnam chaarirqan Solispa wayinman, mushuq usharishqallam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Mientras mirábamos, recogió esa casa como si fuera una choza, y la llevó entera.</text:p>
          </table:table-cell>
          <table:table-cell table:style-name="ce5" office:value-type="string" calcext:value-type="string">
            <text:p>Tsaytam rikaaraykaayaptii tsukllatanawlla pallarkun, apakurqan enterullanpi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 llegar casi a Mullaca, la casa se hizo pedazos.</text:p>
          </table:table-cell>
          <table:table-cell table:style-name="ce5" office:value-type="string" calcext:value-type="string">
            <text:p>Naqana Mullakaman chaykatsirnam, wayi mashtakaakuri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por Mullaca había huaru.</text:p>
          </table:table-cell>
          <table:table-cell table:style-name="ce5" office:value-type="string" calcext:value-type="string">
            <text:p>I Mullakapam waru ka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e también se lo llevó mientras mirábamos.</text:p>
          </table:table-cell>
          <table:table-cell table:style-name="ce5" office:value-type="string" calcext:value-type="string">
            <text:p>Tsaytapis rikaaraykaptiimi, hiqaratsi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Pasó aquí a Chonta como a las ocho.</text:p>
          </table:table-cell>
          <table:table-cell table:style-name="ce5" office:value-type="string" calcext:value-type="string">
            <text:p>Kay Chontataqa komo las ochonawmi pasa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Mi papá también había ido con los jornaleros a aporcar maíz encima del Río Santa.</text:p>
          </table:table-cell>
          <table:table-cell table:style-name="ce5" office:value-type="string" calcext:value-type="string">
            <text:p>Papaaniipis hornalkunawanmi aywarqan hara uryaq mayu hanan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 eso, con tremendo ruido el río dio la vuelta.</text:p>
          </table:table-cell>
          <table:table-cell table:style-name="ce5" office:value-type="string" calcext:value-type="string">
            <text:p>Nikaptinmi qaparir qayarir mayu waqtakuri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él con sus trabajadores vinieron por la subida.</text:p>
          </table:table-cell>
          <table:table-cell table:style-name="ce5" office:value-type="string" calcext:value-type="string">
            <text:p>Tsaymi paypis nunankunawan aywakayaamunaq witsayp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e día, sábado, no había estudio.</text:p>
          </table:table-cell>
          <table:table-cell table:style-name="ce5" office:value-type="string" calcext:value-type="string">
            <text:p>Tsay diya, sabadu, manam estudyupis karqatsu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Nuestro profesor también se fue a Huaraz, asustado, diciendo, "Mi casa también habrá sido destruida.</text:p>
          </table:table-cell>
          <table:table-cell table:style-name="ce5" office:value-type="string" calcext:value-type="string">
            <text:p>Maestruukunapis aywakurqan Warastam mantsakashqa, "Wayiipis ushakashqachi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¿Cómo voy a encontrar a mi hermana?" </text:p>
          </table:table-cell>
          <table:table-cell table:style-name="ce5" office:value-type="string" calcext:value-type="string">
            <text:p>Imatam paniitapis tarishaq?"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Todos los hombres con sus mujeres e hijos estaban reuniéndose en gran número en la capilla, diciendo, "Vamos a rezar."</text:p>
          </table:table-cell>
          <table:table-cell table:style-name="ce5" office:value-type="string" calcext:value-type="string">
            <text:p>Llapan nunakuna warminwan tsurinwan sellama ayllukaykaayaamurqan kapillam, "resakushun," nishp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os días había mucho rezo, todos venían.</text:p>
          </table:table-cell>
          <table:table-cell table:style-name="ce5" office:value-type="string" calcext:value-type="string">
            <text:p>Tsay diyakunaqa allaapam resakuy kaykurqan, imanakaqpis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 eso de las doce, la gente dijo, "Ya ha bajado.</text:p>
          </table:table-cell>
          <table:table-cell table:style-name="ce5" office:value-type="string" calcext:value-type="string">
            <text:p>Tsay las dosinawmi, nunakuna niyarqan, "Ya baharishqanam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Vamos a ir.</text:p>
          </table:table-cell>
          <table:table-cell table:style-name="ce5" office:value-type="string" calcext:value-type="string">
            <text:p>Aku aywashu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Vamos a buscar cadáveres.</text:p>
          </table:table-cell>
          <table:table-cell table:style-name="ce5" office:value-type="string" calcext:value-type="string">
            <text:p>Ashimushun ayakuna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Quizás se están botando allí abajo."</text:p>
          </table:table-cell>
          <table:table-cell table:style-name="ce5" office:value-type="string" calcext:value-type="string">
            <text:p>Kisaa hitarpaykaayan tsay uraychaw."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sí diciendo, nos fuimos.</text:p>
          </table:table-cell>
          <table:table-cell table:style-name="ce5" office:value-type="string" calcext:value-type="string">
            <text:p>Nirninmi aywayarqa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yo también fui y no encontramos ningún cadáver.</text:p>
          </table:table-cell>
          <table:table-cell table:style-name="ce5" office:value-type="string" calcext:value-type="string">
            <text:p>Tsaymi nuqapis aywarqaa i manam ayataqa tariyarqaat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Había maderas no más, en desorden, y había muy bonitos palos.</text:p>
          </table:table-cell>
          <table:table-cell table:style-name="ce5" office:value-type="string" calcext:value-type="string">
            <text:p>Qirukunallam llutaypa karqan i shumaq shumaq shukshukunam ka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lí yo encontré una bonita flor hecha de madera.</text:p>
          </table:table-cell>
          <table:table-cell table:style-name="ce5" office:value-type="string" calcext:value-type="string">
            <text:p>Tsaychawmi nuqa tarikurqaa huk shumaq waytata qirupita rurashqa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La llevé a mi casa.</text:p>
          </table:table-cell>
          <table:table-cell table:style-name="ce5" office:value-type="string" calcext:value-type="string">
            <text:p>Tsaytam wayiiman apakurqa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tá guardada hasta hoy.</text:p>
          </table:table-cell>
          <table:table-cell table:style-name="ce5" office:value-type="string" calcext:value-type="string">
            <text:p>Kanankamam wardarayk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e aluvión ha llevado a gente de Chonta, dos personas no más.</text:p>
          </table:table-cell>
          <table:table-cell table:style-name="ce5" office:value-type="string" calcext:value-type="string">
            <text:p>Tsay alubyon Chonta nunakunataqa, ishkayllatam, apashq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No aparecieron.</text:p>
          </table:table-cell>
          <table:table-cell table:style-name="ce5" office:value-type="string" calcext:value-type="string">
            <text:p>Manam yuriyashqat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Una fue Brígida, ya vieja.</text:p>
          </table:table-cell>
          <table:table-cell table:style-name="ce5" office:value-type="string" calcext:value-type="string">
            <text:p>Hukmi karqan Brigida, chakwann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Había sido empleada.</text:p>
          </table:table-cell>
          <table:table-cell table:style-name="ce5" office:value-type="string" calcext:value-type="string">
            <text:p>Empleada kalla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el otro fue nuestro tío Feliciano Reyes, estudiante.</text:p>
          </table:table-cell>
          <table:table-cell table:style-name="ce5" office:value-type="string" calcext:value-type="string">
            <text:p>I huknam tiyuukuna Feliciano Reyes, estudiante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No lo han encontrado en ninguna parte.</text:p>
          </table:table-cell>
          <table:table-cell table:style-name="ce5" office:value-type="string" calcext:value-type="string">
            <text:p>Tsayta manam tariyashqatsu ni maychaw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La laguna de Coshacocha estuvo al pie del nevado Cojup.</text:p>
          </table:table-cell>
          <table:table-cell table:style-name="ce5" office:value-type="string" calcext:value-type="string">
            <text:p>Qoshaqucha qucham kanaq Qohuprahu chakinchaw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lí bastante agua se había recogido de los nevados.</text:p>
          </table:table-cell>
          <table:table-cell table:style-name="ce5" office:value-type="string" calcext:value-type="string">
            <text:p>Tsayman allaapa yaku ayllukaykunaq rahukunapi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Temprano, a las seis de la mañana, el agua salió con bastante ruido.</text:p>
          </table:table-cell>
          <table:table-cell table:style-name="ce5" office:value-type="string" calcext:value-type="string">
            <text:p>Quyapa, a las seis de la mañana, yakuqa yarqakaramunaq allaapa qaparishp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a agua limpia se volvió puro negro espantoso.</text:p>
          </table:table-cell>
          <table:table-cell table:style-name="ce5" office:value-type="string" calcext:value-type="string">
            <text:p>Tsay limpyu yaku tikrakurinaq pura yana mantsakayp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en Huaraz estaban tranquilos porque era muy temprano.</text:p>
          </table:table-cell>
          <table:table-cell table:style-name="ce5" office:value-type="string" calcext:value-type="string">
            <text:p>I Waraschawqa trankilu kakuykaayaanaq quya-quy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gunos que se habían levantado estaban en sus quehaceres.</text:p>
          </table:table-cell>
          <table:table-cell table:style-name="ce5" office:value-type="string" calcext:value-type="string">
            <text:p>Wakin shariq kaqpis uryankunachawn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La laguna que seguía viniendo, llegó a la otra laguna a su pie, llegó a la llamada Jircacocha.</text:p>
          </table:table-cell>
          <table:table-cell table:style-name="ce5" office:value-type="string" calcext:value-type="string">
            <text:p>Hina shamuq quchaqa charpamunaq hawan quchamanna, tsay Hirkaqucha niyashqanmanna chaakurpu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bastante agua comenzó a rebalsar.</text:p>
          </table:table-cell>
          <table:table-cell table:style-name="ce5" office:value-type="string" calcext:value-type="string">
            <text:p>Tsayna atska yakuqa rebalsar qallaykamunaq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En eso se rompió la represa de esa laguna y mientras corría el agua, la rajó completamente.</text:p>
          </table:table-cell>
          <table:table-cell table:style-name="ce5" office:value-type="string" calcext:value-type="string">
            <text:p>Nikashqanta rachiramunaq tsay quchapa kuchun, i yaku korimurna, qashqaramunaq limpu.</text:p>
          </table:table-cell>
          <table:table-cell office:value-type="string" calcext:value-type="string">
            <text:p>CRH, Cap.2</text:p>
          </table:table-cell>
        </table:table-row>
        <table:table-row table:style-name="ro4">
          <table:table-cell table:style-name="ce3" office:value-type="string" calcext:value-type="string">
            <text:p>Entonces el agua de las dos lagunas estaba bajando, llevando una cantidad terrible de piedras, peñas y árboles, barriendo todo lo que encontraba en su camino.</text:p>
          </table:table-cell>
          <table:table-cell table:style-name="ce5" office:value-type="string" calcext:value-type="string">
            <text:p>Tsayna ishkan quchapa yakun aywakayaamunaq, wamayaypaq atskana rumikunata, qaqakunata, montikunata apamur, llapan tarimushqantaqa pitsaypa pitsar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Toda esa agua al venir chocó con un cerro.</text:p>
          </table:table-cell>
          <table:table-cell table:style-name="ce5" office:value-type="string" calcext:value-type="string">
            <text:p>Tsay llapan yaku shamur chokaykunaq huk hirkaw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sí bajó toda su velocidad.</text:p>
          </table:table-cell>
          <table:table-cell table:style-name="ce5" office:value-type="string" calcext:value-type="string">
            <text:p>Tsaynawna llapan belosidaanin bahari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comenzó a extenderse por ese Rio Quilcay; barriendo todo.</text:p>
          </table:table-cell>
          <table:table-cell table:style-name="ce5" office:value-type="string" calcext:value-type="string">
            <text:p>Tsayna qallaykamun ramakaypana tsay Killkay mayupa, llapanta pitsar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o todavía conocía ese sitio llamado Huanca: era una alameda bonita.</text:p>
          </table:table-cell>
          <table:table-cell table:style-name="ce5" office:value-type="string" calcext:value-type="string">
            <text:p>Nuqa riqirqaaran tsay Wankata niyashqanta; shumaq lameda ka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lí vendían los que venían del Callejón.</text:p>
          </table:table-cell>
          <table:table-cell table:style-name="ce5" office:value-type="string" calcext:value-type="string">
            <text:p>Tsaychawmi qatuyaq qichwapita shamuqkun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Por dentro de esos sitios había terrenos sembrados completamente en flores.</text:p>
          </table:table-cell>
          <table:table-cell table:style-name="ce5" office:value-type="string" calcext:value-type="string">
            <text:p>Tsay rurinkunachaw karqan chakrakunapis puru waytalla murushq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Había pequeñas casas y la gente adinerada esteba construyendo más, casas buenas.</text:p>
          </table:table-cell>
          <table:table-cell table:style-name="ce5" office:value-type="string" calcext:value-type="string">
            <text:p>Taksha wayikuna karqan i mastanam ruraraykaayarqan, alli wayikunata, riku nunakun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Viniendo toda esa agua, ese Río Quilcay destruyó completamente sus lados, los árboles, las casas, barriéndolo todo.</text:p>
          </table:table-cell>
          <table:table-cell table:style-name="ce5" office:value-type="string" calcext:value-type="string">
            <text:p>Tsay atska yaku shamur, limpu usharamunaq tsay Killkay mayu ladunkunata, montitapis, wayikunatapis pitsaypa pitsar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Levantando humo, tapó todo como una nube negra.</text:p>
          </table:table-cell>
          <table:table-cell table:style-name="ce5" office:value-type="string" calcext:value-type="string">
            <text:p>Quntatakurllana limpu yana pukutanaw tsapari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Cuando el agua bramaba y las peñas se chocaban, ya no podían oir nada.</text:p>
          </table:table-cell>
          <table:table-cell table:style-name="ce5" office:value-type="string" calcext:value-type="string">
            <text:p>Yaku qapariptin i qaqakuna qumpanakuptin, manana ni imata wiyayaanaqtsu.</text:p>
          </table:table-cell>
          <table:table-cell office:value-type="string" calcext:value-type="string">
            <text:p>CRH, Cap.2</text:p>
          </table:table-cell>
        </table:table-row>
        <table:table-row table:style-name="ro4">
          <table:table-cell table:style-name="ce3" office:value-type="string" calcext:value-type="string">
            <text:p>Cuando el agua subió bastante, la gente salía de las casas pasmados, corriendo, estrechándose las manos unos a otros, tirando a sus hijos de la mano.</text:p>
          </table:table-cell>
          <table:table-cell table:style-name="ce5" office:value-type="string" calcext:value-type="string">
            <text:p>Limpu yaku huntakarkamuptin, wayikunapita nunakunaqa yarqapakayaamun, limpu mantsakashqa, ayqikur, tsarinakur hanchanakur, tsurillankunata hanchakurkur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Los niños y los viejos que no podían correr, en desesperación se arrodillaron rezando, suplicando al Señor Dios.</text:p>
          </table:table-cell>
          <table:table-cell table:style-name="ce5" office:value-type="string" calcext:value-type="string">
            <text:p>Wamrakuna awkiskuna manana ayqita pwediq kaqqa hinallanllachawna qunqurikuykuyaanaq, resakur, Tayta Dyos mañakur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De las casas inundadas se escaparon sus moradores sin madre, sin padre, sin hijos; siempre de cada familia faltaron dos o tres.</text:p>
          </table:table-cell>
          <table:table-cell table:style-name="ce5" office:value-type="string" calcext:value-type="string">
            <text:p>Yaku huntashqa wayikunapita safayaq yachaqkuna mamannaq, taytannaq, tsurinnaq; syempri kada familyapita faltanaq ishkaq o kimaq.</text:p>
          </table:table-cell>
          <table:table-cell office:value-type="string" calcext:value-type="string">
            <text:p>CRH, Cap.2</text:p>
          </table:table-cell>
        </table:table-row>
        <table:table-row table:style-name="ro5">
          <table:table-cell table:style-name="ce3" office:value-type="string" calcext:value-type="string">
            <text:p>Esos tremendos árboles maduros que caían, formaron represas y bloquearon el agua.</text:p>
          </table:table-cell>
          <table:table-cell table:style-name="ce5" office:value-type="string" calcext:value-type="string">
            <text:p>Tsaytsikasaq puqushqa montikuna siqikarqa tsakakaykuryan yakuta latiykurq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cuando se deshizo, más agua terminó la destrucción.</text:p>
          </table:table-cell>
          <table:table-cell table:style-name="ce5" office:value-type="string" calcext:value-type="string">
            <text:p>I tsay tuqlikaptinna, mas yakukunaqa ushaykurqan huchupakur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Cuando se enredaron esas piedras con los árboles, el agua se represó completamente, y cuando esas lagunas se deshicieron, el agua salió con una fuerza tremenda.</text:p>
          </table:table-cell>
          <table:table-cell table:style-name="ce5" office:value-type="string" calcext:value-type="string">
            <text:p>Tsay rumiwan montikunawan pichukarna limpu yakuqa quchakaakurkunaq, tsay quchakuna tuqlikarqa, yaku yarqakaramun mas waapuna mantsakaypaq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Atemorizados con eso, la gente de Huaraz se fue amontonándose a la subida de Ratequenua.</text:p>
          </table:table-cell>
          <table:table-cell table:style-name="ce5" office:value-type="string" calcext:value-type="string">
            <text:p>Tsay mantsakashqana, Waraspita nunakunaqa aywakuyaanaq pelataraq Rataqinwa witsayta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Y mientras miraba la gente de los cerros más altos, el agua inundó completamente el Colegio de La Liberiad, la iglesia de San Francisco y el salón de actos.</text:p>
          </table:table-cell>
          <table:table-cell table:style-name="ce5" office:value-type="string" calcext:value-type="string">
            <text:p>I mas alto hirkakunapita rikaaraykaayaptin, limpu yaku huntarinaq Kolayhyu Libertaaman, iglesya San Fransiskuman i salon de aktosman.</text:p>
          </table:table-cell>
          <table:table-cell office:value-type="string" calcext:value-type="string">
            <text:p>CRH, Cap.2</text:p>
          </table:table-cell>
        </table:table-row>
        <table:table-row table:style-name="ro4">
          <table:table-cell table:style-name="ce3" office:value-type="string" calcext:value-type="string">
            <text:p>Mientras la gente, vuelta completamente loca con miedo, estaba mirando desde las alturas, se destruyó ese nuevo puente, la Escuela de Artes y Oficios y las casas de los más ricos.</text:p>
          </table:table-cell>
          <table:table-cell table:style-name="ce5" office:value-type="string" calcext:value-type="string">
            <text:p>Nunakunaqa limpu lokuyashqana mantsakaywan, tsay rarakunapita rikaaraykaayaptin, ushakaarin tsay mushuq tsaka, Eskwela de Artes Ofisyos i mas rikukunapa wayin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La gente, gritando y llorando, fue buscándose unos a otros a ese hotel de turistas, recién terminado, para refugiarse allí.</text:p>
          </table:table-cell>
          <table:table-cell table:style-name="ce5" office:value-type="string" calcext:value-type="string">
            <text:p>I nunakunaqa qaparir qayarir ashinakur aywakuyaanaq tsay otel de turistas, tsayraq usharishqaman, rataku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De repente el agua llenó ese hotel también.</text:p>
          </table:table-cell>
          <table:table-cell table:style-name="ce5" office:value-type="string" calcext:value-type="string">
            <text:p>Nikaayaptin tsaymanpis yakuqa huntari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algunos hombres subieron encima del techo de ese hotel.</text:p>
          </table:table-cell>
          <table:table-cell table:style-name="ce5" office:value-type="string" calcext:value-type="string">
            <text:p>Tsayna wakin nunakunaqa lluqakurkuyaanaq tsay wayi hananm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De repente subió más el agua y de una vez aún ese edificio fino se levantó entero.</text:p>
          </table:table-cell>
          <table:table-cell table:style-name="ce5" office:value-type="string" calcext:value-type="string">
            <text:p>Nikar mas yaku huntar, huklla tsay alli wayitapis pallarkamunaq enterullanpi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después, vació a todos los hombres juntos al agua.</text:p>
          </table:table-cell>
          <table:table-cell table:style-name="ce5" office:value-type="string" calcext:value-type="string">
            <text:p>I despwes, tikwaramunaq llapan nunantin yakuman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Algunos hombres se encerraron en sus casas con toda su familia, a rezar al Señor Dios, y perecieron completamente.</text:p>
          </table:table-cell>
          <table:table-cell table:style-name="ce5" office:value-type="string" calcext:value-type="string">
            <text:p>Wakin nunana wayinkunallachaw wichqapukarkayaamunaq llapan familyankunawan Tayta Dyosman resakurllana i ushakaariyaanaq limp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Otras personas volvieron a sus casas por su dinero.</text:p>
          </table:table-cell>
          <table:table-cell table:style-name="ce5" office:value-type="string" calcext:value-type="string">
            <text:p>Wakin nunakunana wayinkunaman kutiyarqunaq qillayninkunam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tos ya no aparecieron más.</text:p>
          </table:table-cell>
          <table:table-cell table:style-name="ce5" office:value-type="string" calcext:value-type="string">
            <text:p>Tsaykuna manana mas yuriyaanaqnat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Todo se cayó al gran rio, arrastrando a muchas personas.</text:p>
          </table:table-cell>
          <table:table-cell table:style-name="ce5" office:value-type="string" calcext:value-type="string">
            <text:p>Hatun mayumanna hiqakurpunaq atska nunan qarachashq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Los que corrían ya no se escaparon.</text:p>
          </table:table-cell>
          <table:table-cell table:style-name="ce5" office:value-type="string" calcext:value-type="string">
            <text:p>Ayqiraykaqkunapis safayaanaqna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l agua recogió todo.</text:p>
          </table:table-cell>
          <table:table-cell table:style-name="ce5" office:value-type="string" calcext:value-type="string">
            <text:p>Llapanta yaku ayllurkunaq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Después de esas dos horas más o menos, ya no se veía nada sino las piedras no más.</text:p>
          </table:table-cell>
          <table:table-cell table:style-name="ce5" office:value-type="string" calcext:value-type="string">
            <text:p>Tsay ishkay oratanawqa mananam ni imata rikaayaanaqnatsu sino limpu rumikunallatanam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El sol se despejó, y estaba pegada pura arena con esas piedras blancas.</text:p>
          </table:table-cell>
          <table:table-cell table:style-name="ce5" office:value-type="string" calcext:value-type="string">
            <text:p>Intiqa achachaaramurqun limpu arenawan, tsay luyaq rumikunawan tsarinakuykar.</text:p>
          </table:table-cell>
          <table:table-cell office:value-type="string" calcext:value-type="string">
            <text:p>CRH, Cap.2</text:p>
          </table:table-cell>
        </table:table-row>
        <table:table-row table:style-name="ro6">
          <table:table-cell table:style-name="ce3" office:value-type="string" calcext:value-type="string">
            <text:p>Después que el río botó los cadáveres en sus orillas, los sobrevivientes se movían gritando y llamando - sin brazo, sin pierna, sin cabeza, los cadáveres completamente triturados, sus vientres reventados, el feto de mujeres encintas asomando.</text:p>
          </table:table-cell>
          <table:table-cell table:style-name="ce5" office:value-type="string" calcext:value-type="string">
            <text:p>I ayakunaqa mayu ladunkunachaw limpu hitatakur – kawaykaq kaqkunaqa kuyupakayaamun, qaparir qayakur – rikrannaq, chankannaq, piqannaq ayakuna limpu tsamqashqa, pachankunapis pashtashqa, qishyaq warmikunapa wamrapis ulluykaamur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No había ni un cadáver entero.</text:p>
          </table:table-cell>
          <table:table-cell table:style-name="ce5" office:value-type="string" calcext:value-type="string">
            <text:p>Ni huk aya enteruqa kanaqt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os días había nada más que lloro.</text:p>
          </table:table-cell>
          <table:table-cell table:style-name="ce5" office:value-type="string" calcext:value-type="string">
            <text:p>Sellama tsay diyakuna waqakuy kanaq.</text:p>
          </table:table-cell>
          <table:table-cell office:value-type="string" calcext:value-type="string">
            <text:p>CRH, Cap.2</text:p>
          </table:table-cell>
        </table:table-row>
        <table:table-row table:style-name="ro5">
          <table:table-cell table:style-name="ce3" office:value-type="string" calcext:value-type="string">
            <text:p>Los que se habían refugiado encima de Pedregal volvieron a donde el aluvión había pasado.</text:p>
          </table:table-cell>
          <table:table-cell table:style-name="ce5" office:value-type="string" calcext:value-type="string">
            <text:p>Pedregal witsaychaw rataraqkuna kutipakuyaanaq tsay alubyon pasashqanman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Encontrando cada uno de esos cadáveres, lloraban mucho, y yendo al hospital, los encontraban amontonados como leña.</text:p>
          </table:table-cell>
          <table:table-cell table:style-name="ce5" office:value-type="string" calcext:value-type="string">
            <text:p>Tsay kada ayata tarir waqakuyaqlla i ospitalman aywar tariyaq yamtatanaw pelashqa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buscaban a sus esposos, esposas, hijos.</text:p>
          </table:table-cell>
          <table:table-cell table:style-name="ce5" office:value-type="string" calcext:value-type="string">
            <text:p>Tsayshi ashiyaq quwankunata, warminkunata, tsurinkuna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Volteando y moviendo esos cadáveres, no encontraban.</text:p>
          </table:table-cell>
          <table:table-cell table:style-name="ce5" office:value-type="string" calcext:value-type="string">
            <text:p>Tsay ayakunata awchir-awchir ni tariyaqtsu.</text:p>
          </table:table-cell>
          <table:table-cell office:value-type="string" calcext:value-type="string">
            <text:p>CRH, Cap.2</text:p>
          </table:table-cell>
        </table:table-row>
        <table:table-row table:style-name="ro2">
          <table:table-cell table:style-name="ce3" office:value-type="string" calcext:value-type="string">
            <text:p>Mientras gritaban con terror en Huaraz, algunos indios estaban saqueando.</text:p>
          </table:table-cell>
          <table:table-cell table:style-name="ce5" office:value-type="string" calcext:value-type="string">
            <text:p>Tsay mantsakashqa Waraschaw qayashqanyaqshi, wakin indyukunaqa suwakur kayaanaq.</text:p>
          </table:table-cell>
          <table:table-cell office:value-type="string" calcext:value-type="string">
            <text:p>CRH, Cap.2</text:p>
          </table:table-cell>
        </table:table-row>
        <table:table-row table:style-name="ro4">
          <table:table-cell table:style-name="ce3" office:value-type="string" calcext:value-type="string">
            <text:p>Entonces, por abajo de Patay, por abajo de Quinoacocha, aunque la gente estaba gritando para que los salvaran, dicen que los saqueadores no rescataron a éstos, sino que recogieron cualquier cosa de valor, pero no a cadáveres ni a los gritando que se les salvara.</text:p>
          </table:table-cell>
          <table:table-cell table:style-name="ce5" office:value-type="string" calcext:value-type="string">
            <text:p>Tsayshi Patay uraychaw, Kinwaqucha uraychaw, nunakuna qaparikaayaptin, manash tsaytaqa sutariyaqtsu, sinoqa imapis kaqta si allibwenu, ayllupakuykuyaanaq menos ayata ni qaparikaqkunat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llí murieron miles y miles.</text:p>
          </table:table-cell>
          <table:table-cell table:style-name="ce5" office:value-type="string" calcext:value-type="string">
            <text:p>Tsaychaw wanuyaanaq waranqa waranq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Más abajo que Marcac los cadáveres quedaron tirados.</text:p>
          </table:table-cell>
          <table:table-cell table:style-name="ce5" office:value-type="string" calcext:value-type="string">
            <text:p>Markaq uraychaw aya hina hitarakun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Recogiendo éstos, los llevaron al hospital, tapándolos con césped.</text:p>
          </table:table-cell>
          <table:table-cell table:style-name="ce5" office:value-type="string" calcext:value-type="string">
            <text:p>Tsay aylluykur apayaanaq ospitalman qurakunawan tsaparkurll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 ese aluvión, pasaron meses encontrando cadáveres.</text:p>
          </table:table-cell>
          <table:table-cell table:style-name="ce5" office:value-type="string" calcext:value-type="string">
            <text:p>Tsay alubyonchaw killatsakuyaanaq ayata tarikuykar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Por muchas partes la carretera también había desaparecido.</text:p>
          </table:table-cell>
          <table:table-cell table:style-name="ce5" office:value-type="string" calcext:value-type="string">
            <text:p>Partes partesqa manam kareterapis karqantsu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los pobladores del Callejón caminaron aquí por Chonta.</text:p>
          </table:table-cell>
          <table:table-cell table:style-name="ce5" office:value-type="string" calcext:value-type="string">
            <text:p>Tsaymi qichwa nunakunapis puriyarqan kay Chontep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 el tiempo de ese aluvión, había misiones.</text:p>
          </table:table-cell>
          <table:table-cell table:style-name="ce5" office:value-type="string" calcext:value-type="string">
            <text:p>Tsay alubyon kariptin, misyones karqan.</text:p>
          </table:table-cell>
          <table:table-cell office:value-type="string" calcext:value-type="string">
            <text:p>CRH, Cap.2</text:p>
          </table:table-cell>
        </table:table-row>
        <table:table-row table:style-name="ro5">
          <table:table-cell table:style-name="ce3" office:value-type="string" calcext:value-type="string">
            <text:p>En eso, personas de edad, hasta viejos, se casaron, deshechos con miedo.</text:p>
          </table:table-cell>
          <table:table-cell table:style-name="ce5" office:value-type="string" calcext:value-type="string">
            <text:p>Tsaychawmi limpu puqushqa awkiskunapis kasakuyarqan mantsakar ushashqa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Así fue la gran desgracia en Huaraz.</text:p>
          </table:table-cell>
          <table:table-cell table:style-name="ce5" office:value-type="string" calcext:value-type="string">
            <text:p>Tsaynawmi karqa hatun desgrasya Waraschaw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Un viejo me contó que habían amontoneado esos cadáveres en el hospital.</text:p>
          </table:table-cell>
          <table:table-cell table:style-name="ce5" office:value-type="string" calcext:value-type="string">
            <text:p>Huk awkismi willamarqan tsay ayakunatash montonaykuyaanaq ospitalman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Y de noche, nadie los vigiló en la pampa.</text:p>
          </table:table-cell>
          <table:table-cell table:style-name="ce5" office:value-type="string" calcext:value-type="string">
            <text:p>I ampipa ni pi taapaqtsu pampachaw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ntonces los perros comieron los cadáveres todas las noches.</text:p>
          </table:table-cell>
          <table:table-cell table:style-name="ce5" office:value-type="string" calcext:value-type="string">
            <text:p>Tsayshi ayakunata allqukuna waraq-waraq mikukuyaq.</text:p>
          </table:table-cell>
          <table:table-cell office:value-type="string" calcext:value-type="string">
            <text:p>CRH, Cap.2</text:p>
          </table:table-cell>
        </table:table-row>
        <table:table-row table:style-name="ro3">
          <table:table-cell table:style-name="ce3" office:value-type="string" calcext:value-type="string">
            <text:p>Ese viejo tampoco fue a botar los perros por miedo.</text:p>
          </table:table-cell>
          <table:table-cell table:style-name="ce5" office:value-type="string" calcext:value-type="string">
            <text:p>Tsay awkis aywaqpistsu allqukuna qarquq wamayarnin.</text:p>
          </table:table-cell>
          <table:table-cell office:value-type="string" calcext:value-type="string">
            <text:p>CRH, Cap.2</text:p>
          </table:table-cell>
        </table:table-row>
        <table:table-row table:style-name="ro1" table:number-rows-repeated="10484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22:31:46.885678581</meta:creation-date>
    <dc:date>2022-11-16T18:12:32.623833759</dc:date>
    <meta:editing-duration>PT6M40S</meta:editing-duration>
    <meta:editing-cycles>3</meta:editing-cycles>
    <meta:generator>LibreOffice/7.3.6.2$Linux_X86_64 LibreOffice_project/30$Build-2</meta:generator>
    <meta:document-statistic meta:table-count="1" meta:cell-count="316" meta:object-count="0"/>
  </office:meta>
</office:document-meta>
</file>